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30000001BD4B02710A.png"/>
  <manifest:file-entry manifest:media-type="image/png" manifest:full-path="Pictures/10000000000000F3000001AE8A60CAD6.png"/>
  <manifest:file-entry manifest:media-type="image/png" manifest:full-path="Pictures/1000000000000124000001CDF51E88F0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A6" style:family="table-cell">
      <style:table-cell-properties fo:padding="0.097cm" fo:border-left="0.002cm solid #000000" fo:border-right="none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739cm" style:rel-column-width="2846*"/>
    </style:style>
    <style:style style:name="表19.B" style:family="table-column">
      <style:table-column-properties style:column-width="0.041cm" style:rel-column-width="156*"/>
    </style:style>
    <style:style style:name="表19.C" style:family="table-column">
      <style:table-column-properties style:column-width="1.205cm" style:rel-column-width="4640*"/>
    </style:style>
    <style:style style:name="表19.D" style:family="table-column">
      <style:table-column-properties style:column-width="15.028cm" style:rel-column-width="57893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.561cm" style:rel-column-width="6013*"/>
    </style:style>
    <style:style style:name="表20.C" style:family="table-column">
      <style:table-column-properties style:column-width="14.473cm" style:rel-column-width="55751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C1" style:family="table-cell">
      <style:table-cell-properties fo:padding="0.097cm" fo:border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739cm" style:rel-column-width="2846*"/>
    </style:style>
    <style:style style:name="表23.B" style:family="table-column">
      <style:table-column-properties style:column-width="0.041cm" style:rel-column-width="156*"/>
    </style:style>
    <style:style style:name="表23.C" style:family="table-column">
      <style:table-column-properties style:column-width="1.205cm" style:rel-column-width="4640*"/>
    </style:style>
    <style:style style:name="表23.D" style:family="table-column">
      <style:table-column-properties style:column-width="15.028cm" style:rel-column-width="57893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.561cm" style:rel-column-width="6013*"/>
    </style:style>
    <style:style style:name="表24.C" style:family="table-column">
      <style:table-column-properties style:column-width="14.473cm" style:rel-column-width="55751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7" style:family="table-cell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979cm" style:rel-column-width="3771*"/>
    </style:style>
    <style:style style:name="表26.B" style:family="table-column">
      <style:table-column-properties style:column-width="16.034cm" style:rel-column-width="61764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6.034cm" style:rel-column-width="6176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/>
    </style:style>
    <style:style style:name="表28.A" style:family="table-column">
      <style:table-column-properties style:column-width="0.739cm" style:rel-column-width="2846*"/>
    </style:style>
    <style:style style:name="表28.B" style:family="table-column">
      <style:table-column-properties style:column-width="0.041cm" style:rel-column-width="156*"/>
    </style:style>
    <style:style style:name="表28.C" style:family="table-column">
      <style:table-column-properties style:column-width="1.205cm" style:rel-column-width="4640*"/>
    </style:style>
    <style:style style:name="表28.D" style:family="table-column">
      <style:table-column-properties style:column-width="15.028cm" style:rel-column-width="57893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.561cm" style:rel-column-width="6013*"/>
    </style:style>
    <style:style style:name="表29.C" style:family="table-column">
      <style:table-column-properties style:column-width="14.473cm" style:rel-column-width="55751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A7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979cm" style:rel-column-width="3771*"/>
    </style:style>
    <style:style style:name="表31.B" style:family="table-column">
      <style:table-column-properties style:column-width="16.034cm" style:rel-column-width="61764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6.034cm" style:rel-column-width="6176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3" style:family="table">
      <style:table-properties style:width="17.013cm" fo:margin-left="0cm" fo:margin-right="-0.012cm" table:align="margins"/>
    </style:style>
    <style:style style:name="表33.A" style:family="table-column">
      <style:table-column-properties style:column-width="0.739cm" style:rel-column-width="2846*"/>
    </style:style>
    <style:style style:name="表33.B" style:family="table-column">
      <style:table-column-properties style:column-width="0.041cm" style:rel-column-width="156*"/>
    </style:style>
    <style:style style:name="表33.C" style:family="table-column">
      <style:table-column-properties style:column-width="1.205cm" style:rel-column-width="4640*"/>
    </style:style>
    <style:style style:name="表33.D" style:family="table-column">
      <style:table-column-properties style:column-width="15.028cm" style:rel-column-width="57893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.561cm" style:rel-column-width="6013*"/>
    </style:style>
    <style:style style:name="表34.C" style:family="table-column">
      <style:table-column-properties style:column-width="14.473cm" style:rel-column-width="55751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.A7" style:family="table-cell">
      <style:table-cell-properties fo:padding="0.097cm" fo:border-left="0.002cm solid #000000" fo:border-right="none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0.979cm" style:rel-column-width="3771*"/>
    </style:style>
    <style:style style:name="表36.B" style:family="table-column">
      <style:table-column-properties style:column-width="16.034cm" style:rel-column-width="61764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6.034cm" style:rel-column-width="6176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fo:font-size="14pt" fo:background-color="#ccff66" style:font-size-asian="14pt" style:font-size-complex="14pt"/>
    </style:style>
    <style:style style:name="P1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8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3">
      <style:paragraph-properties fo:margin-top="0cm" fo:margin-bottom="0cm" fo:line-height="150%" style:writing-mode="lr-tb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</style:style>
    <style:style style:name="P60" style:family="paragraph" style:parent-style-name="Text_20_body" style:list-style-name="L24">
      <style:paragraph-properties fo:margin-top="0cm" fo:margin-bottom="0cm" fo:line-height="150%" style:writing-mode="lr-tb"/>
    </style:style>
    <style:style style:name="P61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6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63" style:family="paragraph" style:parent-style-name="Standard">
      <style:text-properties fo:font-size="14pt" style:font-size-asian="14pt" style:font-size-complex="14pt"/>
    </style:style>
    <style:style style:name="P64" style:family="paragraph" style:parent-style-name="Standard" style:list-style-name="L1">
      <style:text-properties fo:font-size="14pt" style:font-size-asian="14pt" style:font-size-complex="14pt"/>
    </style:style>
    <style:style style:name="P65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66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70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1" style:family="paragraph" style:parent-style-name="Table_20_Contents">
      <style:text-properties fo:font-size="14pt" style:font-size-asian="14pt" style:font-size-complex="14pt"/>
    </style:style>
    <style:style style:name="P72" style:family="paragraph" style:parent-style-name="Table_20_Contents">
      <style:text-properties fo:font-size="14pt" fo:background-color="#99ff99" style:font-size-asian="14pt" style:font-size-complex="14pt"/>
    </style:style>
    <style:style style:name="P73" style:family="paragraph" style:parent-style-name="Table_20_Contents">
      <style:text-properties fo:font-size="14pt" fo:background-color="#66ffff" style:font-size-asian="14pt" style:font-size-complex="14pt"/>
    </style:style>
    <style:style style:name="P74" style:family="paragraph" style:parent-style-name="Table_20_Contents">
      <style:text-properties fo:font-size="14pt" fo:background-color="#ffff00" style:font-size-asian="14pt" style:font-size-complex="14pt"/>
    </style:style>
    <style:style style:name="P75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76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77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78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0000" fo:background-color="#f4cccc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background-color="#cc99ff"/>
    </style:style>
    <style:style style:name="T21" style:family="text">
      <style:text-properties fo:color="#000000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4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1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21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ard ==&gt; inser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4">#</text:p>
          </table:table-cell>
          <table:covered-table-cell/>
          <table:table-cell table:style-name="表1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21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log files : </text:p>
            <text:p text:style-name="P4">from : E:\fx\20200XXX[eap-2.id-1].[XXX-XX].dir</text:p>
            <text:p text:style-name="P4">to : C:\Users\iwabuchiken\AppData\Roaming\MetaQuotes\Terminal\34B08C83A5AAE27A4079DE708E60511E\MQL4\Files\Logs</text:p>
            <text:p text:style-name="P4"/>
            <text:p text:style-name="P4">statement file</text:p>
            <text:p text:style-name="P4">from : E:\fx\DetailedStatement.(2020XXXX_XXXX).*</text:p>
            <text:p text:style-name="P4">to : C:\Users\iwabuchiken\AppData\Roaming\MetaQuotes\Terminal\34B08C83A5AAE27A4079DE708E60511E\MQL4\Files\Report_Trades</text:p>
            <text:p text:style-name="P14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6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4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1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4"/>
          </table:table-cell>
          <table:table-cell table:style-name="表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21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4">#</text:p>
          </table:table-cell>
          <table:covered-table-cell/>
          <table:table-cell table:style-name="表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log files : </text:p>
            <text:p text:style-name="P4">from : E:\fx\20200XXX[eap-2.id-1].[XXX-XX].dir</text:p>
            <text:p text:style-name="P7">20200825_164028[eap-2.id-1].[AUDJPY-1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statement file 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5_164028[eap-2.id-1].[AUDJPY-1].dir</text:span>&amp;param_Fname_File_Tickets_Data=<text:span text:style-name="T2">[ea-6_tester-1].(20200825_164028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6"><text:span text:style-name="T13">…\34B08C83A5AAE27A4079DE708E60511E\MQL4\Files\Logs\</text:span><text:span text:style-name="T14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4"/>
          </table:table-cell>
          <table:table-cell table:style-name="表3.B1" office:value-type="string">
            <text:p text:style-name="P4">build url </text:p>
          </table:table-cell>
        </table:table-row>
        <table:table-row>
          <table:covered-table-cell/>
          <table:table-cell table:style-name="表3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</text:span><text:soft-page-break/><text:span text:style-name="T13">aQuotes\Terminal\34B08C83A5AAE27A4079DE708E60511E\MQL4\Files\Logs\</text:span><text:span text:style-name="T14">20200825_111429[eap-2.id-1].[AUDJPY-5].dir</text:span>&amp;param_Fname_File_Tickets_Data=<text:span text:style-name="T2">[ea-4_tester-1].(20200825_111429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4"><text:s/>==&gt; access</text:p>
          </table:table-cell>
        </table:table-row>
      </table:table>
      <text:list xml:id="list312106964306925790" text:style-name="L1">
        <text:list-item>
          <text:p text:style-name="P64">access </text:p>
          <text:list>
            <text:list-item>
              <text:p text:style-name="P64">==&gt; OK : [ea-4_tester-1].(20200507_140530).(combined-data).(20200826_154718_428312).dat</text:p>
              <text:list>
                <text:list-item>
                  <text:p text:style-name="P64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65">TASK-1.2 <text:s/>: </text:p>
          <text:list>
            <text:list-item>
              <text:list>
                <text:list-item>
                  <text:p text:style-name="P65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65">C:\WORKS_2\WS\WS_Others.JVEMV6\JVEMV6\44_currency\10_prog-php\2_tester</text:p>
                </text:list-item>
                <text:list-item>
                  <text:p text:style-name="P65">log_JVE_44_6_2.[session-2~].ods // C:\WORKS_2\WS\WS_Others.JVEMV6\JVEMV6\44_currency\10_prog-php\2_tester</text:p>
                </text:list-item>
              </text:list>
            </text:list-item>
            <text:list-item>
              <text:p text:style-name="P67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1"/>
          </table:table-cell>
          <table:table-cell table:style-name="表4.B1" table:number-rows-spanned="3" office:value-type="string">
            <text:p text:style-name="P12">file</text:p>
          </table:table-cell>
          <table:table-cell table:style-name="表4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DUP sheet ==&gt; “<text:span text:style-name="T16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rename</text:p>
            <text:p text:style-name="P12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1"/>
          </table:table-cell>
          <table:table-cell table:style-name="表4.A4" table:number-rows-spanned="2" office:value-type="string">
            <text:p text:style-name="P12">sheet</text:p>
          </table:table-cell>
          <table:table-cell table:style-name="表4.C2" office:value-type="string">
            <text:p text:style-name="P12"><text:span text:style-name="T10">#_ </text:span>delete ==&gt; data area </text:p>
          </table:table-cell>
        </table:table-row>
        <table:table-row>
          <table:table-cell table:style-name="表4.A4" office:value-type="string">
            <text:p text:style-name="P11"/>
          </table:table-cell>
          <table:covered-table-cell/>
          <table:table-cell table:style-name="表4.C2" office:value-type="string">
            <text:p text:style-name="P12"><text:span text:style-name="T10">#_ </text:span>C/P ==&gt; data from gen-ed file </text:p>
          </table:table-cell>
        </table:table-row>
      </table:table>
      <text:p text:style-name="P15"/>
      <text:list xml:id="list7609880866744761135" text:style-name="L2">
        <text:list-item>
          <text:p text:style-name="P23">TASK-1.3 : sheet ==&gt; edit</text:p>
          <text:list>
            <text:list-item>
              <text:p text:style-name="P23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"/>
          </table:table-cell>
          <table:table-cell table:style-name="表9.B1" office:value-type="string">
            <text:p text:style-name="P16"><text:span text:style-name="T12">#_ </text:span>sort : “profit” ~~&gt; “BB-loc.-1” (DF → CU)</text:p>
            <text:p text:style-name="P16">M – d &gt; 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6"><text:span text:style-name="T12">#_ </text:span>hide : cols ==&gt; CV ~ DE 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6">addressing ==&gt; total, gain, los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6">addressing ==&gt; BB.loc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6"/>
          </table:table-cell>
        </table:table-row>
      </table:table>
      <text:list xml:id="list31630073" text:continue-numbering="true" text:style-name="L2">
        <text:list-item>
          <text:list>
            <text:list-item>
              <text:p text:style-name="P33">result</text:p>
            </text:list-item>
            <text:list-item>
              <text:p text:style-name="P33"><draw:frame draw:style-name="fr3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5"><text:span text:style-name="T19">6.2.4_4.1</text:span>---------------------------------------------------------------------------</text:p>
      <text:p text:style-name="P19">[5] res free# JVEMV6 44#6.2_X / 44. currency / 6. obs / 2. demo result data / 20200830_102433</text:p>
      <text:p text:style-name="P14"/>
      <text:p text:style-name="P17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21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4"/>
          </table:table-cell>
          <table:table-cell table:style-name="表5.B2" table:number-columns-spanned="2" office:value-type="string">
            <text:p text:style-name="P4"><text:span text:style-name="T9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21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4">#</text:p>
          </table:table-cell>
          <table:covered-table-cell/>
          <table:table-cell table:style-name="表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pan text:style-name="T9">#_ </text:span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6_114239[eap-2.id-1].[AUDJPY-5].dir</text:span>&amp;param_Fname_File_Tickets_Data=<text:span text:style-name="T2">[ea-4_tester-1].(20200826_114239).(tickets-data).log</text:span>&amp;param_Fname_File_Statement=<text:span text:style-name="T15">DetailedStatement.[a-j,M5].[id=20117143].[20200830_103617].htm</text:span><text:span text:style-name="T13">&amp;param_Dpath_File_Statement=C:\Users\iwabuchiken</text:span><text:soft-page-break/><text:span text:style-name="T13">\AppData\Roaming\MetaQuotes\Terminal\34B08C83A5AAE27A4079DE708E60511E\MQL4\Files\Logs</text:span><text:span text:style-name="T20">\20200826_114239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/>==&gt; acces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file ==&gt; gen-ed</text:p>
            <text:p text:style-name="P4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/>
          </table:table-cell>
        </table:table-row>
      </table:table>
      <text:p text:style-name="P18"/>
      <text:list xml:id="list327798162468835115" text:style-name="L3">
        <text:list-item>
          <text:p text:style-name="P68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1"/>
          </table:table-cell>
          <table:table-cell table:style-name="表7.B1" table:number-rows-spanned="4" office:value-type="string">
            <text:p text:style-name="P12">file</text:p>
          </table:table-cell>
          <table:table-cell table:style-name="表7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DUP sheet ==&gt; “<text:span text:style-name="T16">2</text:span>”</text:p>
            <text:p text:style-name="P12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7.A5" office:value-type="string">
            <text:p text:style-name="P11"/>
          </table:table-cell>
          <table:table-cell table:style-name="表7.A5" table:number-rows-spanned="2" office:value-type="string">
            <text:p text:style-name="P12">sheet</text:p>
          </table:table-cell>
          <table:table-cell table:style-name="表7.C2" office:value-type="string">
            <text:p text:style-name="P12">delete ==&gt; data area </text:p>
          </table:table-cell>
        </table:table-row>
        <table:table-row>
          <table:table-cell table:style-name="表7.A5" office:value-type="string">
            <text:p text:style-name="P11"/>
          </table:table-cell>
          <table:covered-table-cell/>
          <table:table-cell table:style-name="表7.C2" office:value-type="string">
            <text:p text:style-name="P12">C/P ==&gt; data from gen-ed file </text:p>
          </table:table-cell>
        </table:table-row>
      </table:table>
      <text:p text:style-name="P15"/>
      <text:list xml:id="list6999155292997301200" text:style-name="L4">
        <text:list-item>
          <text:p text:style-name="P24">TASK-1.3 : sheet ==&gt; edit </text:p>
          <text:list>
            <text:list-item>
              <text:p text:style-name="P24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"/>
          </table:table-cell>
          <table:table-cell table:style-name="表8.B1" office:value-type="string">
            <text:p text:style-name="P16"><text:span text:style-name="T12">#_ </text:span>sort : “profit” ~~&gt; “BB-loc.-1” (DF → CU)</text:p>
            <text:p text:style-name="P16"><text:soft-page-break/>M – d &gt; s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6">hide : cols ==&gt; CV ~ DE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6">addressing ==&gt; total, gain, loss</text:p>
            <text:p text:style-name="P16">DH4, DH5, DG6,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6">addressing ==&gt; BB.loc</text:p>
            <text:list xml:id="list7139435419722803538" text:style-name="L5">
              <text:list-item>
                <text:p text:style-name="P34">“current”, “prev” ==&gt; C/P</text:p>
              </text:list-item>
              <text:list-item>
                <text:p text:style-name="P34">“数式” ==&gt; M – t &gt; q &gt; M – f &gt; Ret</text:p>
              </text:list-item>
              <text:list-item>
                <text:p text:style-name="P34">replace</text:p>
                <text:list>
                  <text:list-item>
                    <text:p text:style-name="P34">DH11 → DH8 / DH12 → DH9 / DG13 → DG10</text:p>
                  </text:list-item>
                </text:list>
              </text:list-item>
              <text:list-item>
                <text:p text:style-name="P34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4"/>
          </table:table-cell>
        </table:table-row>
      </table:table>
      <text:list xml:id="list31649815" text:continue-list="list6999155292997301200" text:style-name="L4">
        <text:list-item>
          <text:list>
            <text:list-item>
              <text:p text:style-name="P35">result</text:p>
            </text:list-item>
            <text:list-item>
              <text:p text:style-name="P35"><draw:frame draw:style-name="fr4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35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0"/>
          </table:table-cell>
          <table:table-cell table:style-name="表6.B1" office:value-type="string">
            <text:p text:style-name="P16">M – d &gt; s</text:p>
            <text:p text:style-name="P16">CU – CT - CS</text:p>
          </table:table-cell>
        </table:table-row>
        <table:table-row>
          <table:table-cell table:style-name="表6.A2" office:value-type="string">
            <text:p text:style-name="P10"/>
          </table:table-cell>
          <table:table-cell table:style-name="表6.B2" office:value-type="string">
            <text:p text:style-name="P16"/>
          </table:table-cell>
        </table:table-row>
      </table:table>
      <text:list xml:id="list31634847" text:continue-numbering="true" text:style-name="L4">
        <text:list-item>
          <text:list>
            <text:list-item>
              <text:p text:style-name="P35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0"/>
          </table:table-cell>
          <table:table-cell table:style-name="表10.B1" office:value-type="string">
            <text:p text:style-name="P16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10"/>
          </table:table-cell>
          <table:table-cell table:style-name="表10.B2" office:value-type="string">
            <text:p text:style-name="P16">BB.5から上がり始めていても、各 bar が小刻みなら（e.g. 1 pip) ==&gt; 6本後ぐらいで、ドンと落ちるか？(8/26, 6:55)</text:p>
          </table:table-cell>
        </table:table-row>
      </table:table>
      <text:list xml:id="list31633132" text:continue-numbering="true" text:style-name="L4">
        <text:list-item>
          <text:list>
            <text:list-item>
              <text:p text:style-name="P35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0"/>
          </table:table-cell>
          <table:table-cell table:style-name="表11.B1" office:value-type="string">
            <text:p text:style-name="P16">trade result のデータ　=&gt;　ほぐしていこう。毎回、observe して、気づいたことを、記録する。記録を見返す。</text:p>
          </table:table-cell>
        </table:table-row>
      </table:table>
      <text:list xml:id="list31634440" text:continue-numbering="true" text:style-name="L4">
        <text:list-item>
          <text:list>
            <text:list-item>
              <text:p text:style-name="P35"/>
            </text:list-item>
          </text:list>
        </text:list-item>
      </text:list>
      <text:p text:style-name="P16"/>
      <text:p text:style-name="P14"/>
      <text:p text:style-name="P15"><text:span text:style-name="T19">6.2.4_4.1</text:span>---------------------------------------------------------------------------</text:p>
      <text:p text:style-name="P20">[5] res free# JVEMV6 44#6.2_X / 44. currency / 6. obs / 2. demo result data / 20200831_111124</text:p>
      <text:p text:style-name="P3"/>
      <text:p text:style-name="P17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4"/>
          </table:table-cell>
          <table:table-cell table:style-name="表1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21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ard ==&gt; insert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4">#</text:p>
          </table:table-cell>
          <table:covered-table-cell/>
          <table:table-cell table:style-name="表1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21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050324[eap-2.id-1].[AUDJPY-5].dir</text:span>&amp;param_Fname_File_Tickets_Data=<text:span text:style-name="T2">[ea-4_tester-1].(20200827_050324).(tickets-data).log</text:span>&amp;param_Fname_File_Statement=<text:span text:style-name="T15">DetailedStatement.[a-j,M5].[id=20117143].[20200826_143940].htm</text:span><text:span text:style-name="T13">&amp;param_Dpath_File_Statement=C:\Users\iwabuchiken\AppData\Roaming\MetaQuotes\Terminal\34B08C83A5AAE27A4079DE708E60511E\MQL4\Files\Logs</text:span><text:span text:style-name="T20">\20200827_050324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file ==&gt; gen-ed</text:p>
            <text:p text:style-name="P4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18"/>
      <text:list xml:id="list31630747" text:continue-list="list327798162468835115" text:style-name="L3">
        <text:list-item>
          <text:p text:style-name="P68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11"/>
          </table:table-cell>
          <table:table-cell table:style-name="表13.B1" table:number-rows-spanned="4" office:value-type="string">
            <text:p text:style-name="P12">file</text:p>
          </table:table-cell>
          <table:table-cell table:style-name="表13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DUP sheet ==&gt; “<text:span text:style-name="T16">3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move to ==&gt; any suitable location</text:p>
          </table:table-cell>
        </table:table-row>
        <table:table-row>
          <table:table-cell table:style-name="表13.A5" office:value-type="string">
            <text:p text:style-name="P11"/>
          </table:table-cell>
          <table:table-cell table:style-name="表13.A5" table:number-rows-spanned="2" office:value-type="string">
            <text:p text:style-name="P12">sheet</text:p>
          </table:table-cell>
          <table:table-cell table:style-name="表13.C2" office:value-type="string">
            <text:p text:style-name="P12">delete ==&gt; data area </text:p>
          </table:table-cell>
        </table:table-row>
        <table:table-row>
          <table:table-cell table:style-name="表13.A5" office:value-type="string">
            <text:p text:style-name="P11"/>
          </table:table-cell>
          <table:covered-table-cell/>
          <table:table-cell table:style-name="表13.C2" office:value-type="string">
            <text:p text:style-name="P12">C/P ==&gt; data from gen-ed file </text:p>
          </table:table-cell>
        </table:table-row>
      </table:table>
      <text:p text:style-name="P15"/>
      <text:list xml:id="list1874844112376921286" text:style-name="L6">
        <text:list-item>
          <text:p text:style-name="P25">TASK-1.3 : sheet ==&gt; edit </text:p>
          <text:list>
            <text:list-item>
              <text:p text:style-name="P25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0"/>
          </table:table-cell>
          <table:table-cell table:style-name="表14.B1" office:value-type="string">
            <text:p text:style-name="P16">sort : “profit” ~~&gt; “BB-loc.-1” (DF → CU)</text:p>
            <text:p text:style-name="P16">M – d &gt; s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6">hide : cols ==&gt; CV ~ DE </text:p>
          </table:table-cell>
        </table:table-row>
        <table:table-row>
          <table:table-cell table:style-name="表14.A2" office:value-type="string">
            <text:p text:style-name="P17">#_ </text:p>
          </table:table-cell>
          <table:table-cell table:style-name="表14.B2" office:value-type="string">
            <text:p text:style-name="P16">addressing ==&gt; total, gain, loss</text:p>
            <text:p text:style-name="P16">DH4, DH5, DG6, 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6">addressing ==&gt; BB.loc </text:p>
            <text:list xml:id="list4644928957667509015" text:style-name="L7">
              <text:list-item>
                <text:p text:style-name="P36"><text:soft-page-break/>“current”, “prev” ==&gt; C/P</text:p>
              </text:list-item>
              <text:list-item>
                <text:p text:style-name="P36">“数式” ==&gt; M – t &gt; q &gt; M – f &gt; Ret</text:p>
              </text:list-item>
              <text:list-item>
                <text:p text:style-name="P36">replace</text:p>
                <text:list>
                  <text:list-item>
                    <text:p text:style-name="P36"><text:span text:style-name="T12">#_ </text:span>DH11 → DH8</text:p>
                  </text:list-item>
                  <text:list-item>
                    <text:p text:style-name="P36"><text:span text:style-name="T12">#_ </text:span>DH12 → DH9</text:p>
                  </text:list-item>
                  <text:list-item>
                    <text:p text:style-name="P36">DG13 → DG10</text:p>
                  </text:list-item>
                </text:list>
              </text:list-item>
              <text:list-item>
                <text:p text:style-name="P36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4"/>
          </table:table-cell>
        </table:table-row>
      </table:table>
      <text:list xml:id="list31625839" text:continue-list="list1874844112376921286" text:style-name="L6">
        <text:list-item>
          <text:list>
            <text:list-item>
              <text:p text:style-name="P37">result</text:p>
            </text:list-item>
          </text:list>
        </text:list-item>
      </text:list>
      <text:p text:style-name="P16"><draw:frame draw:style-name="fr4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16">20200827_181903[eap-2.id-1].[AUDJPY-5].dir</text:p>
      <text:p text:style-name="P14"/>
      <text:p text:style-name="P17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4"/>
          </table:table-cell>
          <table:table-cell table:style-name="表15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21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ard ==&gt; insert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statemet file</text:p>
            <text:p text:style-name="P4">to : C:\Users\user\AppData\Roaming\MetaQuotes\Terminal\5D28BD404C024725A<text:soft-page-break/>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4">#</text:p>
          </table:table-cell>
          <table:covered-table-cell/>
          <table:table-cell table:style-name="表1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181903[eap-2.id-1].[AUDJPY-5].dir</text:span>&amp;param_Fname_File_Tickets_Data=<text:span text:style-name="T2">[ea-6_tester-1].(20200827_181903).(tickets-data).log</text:span>&amp;param_Fname_File_Statement=<text:span text:style-name="T15">DetailedStatement.[a-j,M5].[id=20116358].[20200828_000142].htm</text:span><text:span text:style-name="T13">&amp;param_Dpath_File_Statement=C:\Users\iwabuchiken\AppData\Roaming\MetaQuotes\Terminal\34B08C83A5AAE27A4079DE708E60511E\MQL4\Files\Logs</text:span><text:span text:style-name="T20">\20200827_181903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s/>==&gt; access</text:p>
          </table:table-cell>
        </table:table-row>
        <text:soft-page-break/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/>
          </table:table-cell>
        </table:table-row>
      </table:table>
      <text:p text:style-name="P18"/>
      <text:list xml:id="list31652566" text:continue-list="list31630747" text:style-name="L3">
        <text:list-item>
          <text:p text:style-name="P68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11"/>
          </table:table-cell>
          <table:table-cell table:style-name="表16.B1" table:number-rows-spanned="5" office:value-type="string">
            <text:p text:style-name="P12">file</text:p>
          </table:table-cell>
          <table:table-cell table:style-name="表16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move to ==&gt; any suitable location</text:p>
          </table:table-cell>
        </table:table-row>
        <table:table-row>
          <table:table-cell table:style-name="表16.A6" office:value-type="string">
            <text:p text:style-name="P11"/>
          </table:table-cell>
          <table:table-cell table:style-name="表16.A6" table:number-rows-spanned="2" office:value-type="string">
            <text:p text:style-name="P12">sheet</text:p>
          </table:table-cell>
          <table:table-cell table:style-name="表16.C2" office:value-type="string">
            <text:p text:style-name="P12">delete ==&gt; data area </text:p>
          </table:table-cell>
        </table:table-row>
        <table:table-row>
          <table:table-cell table:style-name="表16.A6" office:value-type="string">
            <text:p text:style-name="P11"/>
          </table:table-cell>
          <table:covered-table-cell/>
          <table:table-cell table:style-name="表16.C2" office:value-type="string">
            <text:p text:style-name="P12">C/P ==&gt; data from gen-ed file </text:p>
          </table:table-cell>
        </table:table-row>
      </table:table>
      <text:p text:style-name="P15"/>
      <text:list xml:id="list5755675591790056816" text:style-name="L8">
        <text:list-item>
          <text:p text:style-name="P26"><text:soft-page-break/>PROBLEM </text:p>
          <text:list>
            <text:list-item>
              <text:p text:style-name="P26">==&gt; combined list → improper ::[20200831_114749</text:p>
            </text:list-item>
            <text:list-item>
              <text:p text:style-name="P26">TRY : review</text:p>
              <text:list>
                <text:list-item>
                  <text:p text:style-name="P26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26">file : tickets-data ==&gt; OK : [ea-6_tester-1].(20200827_181903).(tickets-data).log</text:p>
                </text:list-item>
                <text:list-item>
                  <text:p text:style-name="P26">file : statement : DetailedStatement.[a-j,M5].[id=20116358].[20200828_000142].htm ==&gt; OK</text:p>
                </text:list-item>
              </text:list>
            </text:list-item>
            <text:list-item>
              <text:p text:style-name="P26">FOUND</text:p>
              <text:list>
                <text:list-item>
                  <text:p text:style-name="P26">“FxUtilitiesController.php (line 260)” ==&gt; array length is → 85 (should be : 109)</text:p>
                </text:list-item>
              </text:list>
            </text:list-item>
            <text:list-item>
              <text:p text:style-name="P26">TRY-2 : code review ::[20200831_115323</text:p>
              <text:list>
                <text:list-item>
                  <text:p text:style-name="P26"><text:soft-page-break/>start ==&gt; eclipse </text:p>
                </text:list-item>
                <text:list-item>
                  <text:p text:style-name="P26">==&gt; DROP</text:p>
                </text:list-item>
              </text:list>
            </text:list-item>
            <text:list-item>
              <text:p text:style-name="P26">FOUND</text:p>
              <text:list>
                <text:list-item>
                  <text:p text:style-name="P26">lib_ea_2.mqh // C:\Users\iwabuchiken\AppData\Roaming\MetaQuotes\Terminal\34B08C83A5AAE27A4079DE708E60511E\MQL4\Include\</text:p>
                  <text:list>
                    <text:list-item>
                      <text:p text:style-name="P26">“int <text:s text:c="3"/>numOf_Target_Prev_Bars” ==&gt; current : 9</text:p>
                    </text:list-item>
                  </text:list>
                </text:list-item>
                <text:list-item>
                  <text:p text:style-name="P26">TRY : → to “12”</text:p>
                </text:list-item>
              </text:list>
            </text:list-item>
          </text:list>
        </text:list-item>
      </text:list>
      <text:p text:style-name="P15"/>
      <text:list xml:id="list6370234509687687956" text:style-name="L9">
        <text:list-item>
          <text:p text:style-name="P27">TASK-1.3 : sheet ==&gt; edit </text:p>
          <text:list>
            <text:list-item>
              <text:p text:style-name="P27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0"/>
          </table:table-cell>
          <table:table-cell table:style-name="表17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6">hide : cols ==&gt; CV ~ DE </text:p>
          </table:table-cell>
        </table:table-row>
        <table:table-row>
          <table:table-cell table:style-name="表17.A2" office:value-type="string">
            <text:p text:style-name="P17"/>
          </table:table-cell>
          <table:table-cell table:style-name="表17.B2" office:value-type="string">
            <text:p text:style-name="P16">addressing ==&gt; total, gain, loss</text:p>
            <text:p text:style-name="P16">DH4, DH5, DG6, 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6">addressing ==&gt; BB.loc </text:p>
            <text:list xml:id="list5956709770861037542" text:style-name="L10">
              <text:list-item>
                <text:p text:style-name="P38">“current”, “prev” ==&gt; C/P</text:p>
              </text:list-item>
              <text:list-item>
                <text:p text:style-name="P38">“数式” ==&gt; M – t &gt; q &gt; M – f &gt; Ret</text:p>
              </text:list-item>
              <text:list-item>
                <text:p text:style-name="P38">replace</text:p>
                <text:list>
                  <text:list-item>
                    <text:p text:style-name="P38">DH11 → DH8</text:p>
                  </text:list-item>
                  <text:list-item>
                    <text:p text:style-name="P38">DH12 → DH9</text:p>
                  </text:list-item>
                  <text:list-item>
                    <text:p text:style-name="P38">DG13 → DG10</text:p>
                  </text:list-item>
                </text:list>
              </text:list-item>
              <text:list-item>
                <text:p text:style-name="P38"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4"/>
          </table:table-cell>
        </table:table-row>
      </table:table>
      <text:list xml:id="list31627968" text:continue-list="list6370234509687687956" text:style-name="L9">
        <text:list-item>
          <text:list>
            <text:list-item>
              <text:p text:style-name="P39"><text:soft-page-break/>result</text:p>
            </text:list-item>
          </text:list>
        </text:list-item>
      </text:list>
      <text:p text:style-name="P1"/>
      <text:p text:style-name="P15"><text:span text:style-name="T19">6.2.4_5</text:span>---------------------------------------------------------------------------</text:p>
      <text:p text:style-name="P20">[6] res free# JVEMV6 44#6.2_X / 44. currency / 6. obs / 2. demo result data / 20200901_131053</text:p>
      <text:p text:style-name="P1"/>
      <text:p text:style-name="P14"/>
      <text:p text:style-name="P17">#_ 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row>
          <table:table-cell table:style-name="表19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9.A2" office:value-type="string">
            <text:p text:style-name="P4"/>
          </table:table-cell>
          <table:table-cell table:style-name="表19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9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>#</text:p>
          </table:table-cell>
          <table:covered-table-cell/>
          <table:table-cell table:style-name="表19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9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9.A2" table:number-rows-spanned="4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pan text:style-name="T9">#_ </text:span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9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10825[eap-2.id-1].[AUDJPY-5].dir</text:span>&amp;param_Fname_File_Tickets_Data=<text:span text:style-name="T2">[ea-4_tester-1].(20200831_110825).(tickets-data).log</text:span>&amp;param_Fname_File_Statement=<text:span text:style-name="T15">DetailedStatement.[a-j,M5].[id=20117143].[20200901_131347].htm</text:span><text:span text:style-name="T13">&amp;param_Dpath_File_Statement=C:\Users\iwabuchiken\AppData\Roaming\MetaQuotes\Terminal\34B08C83A5AAE27A4079DE708E60511E\MQL4\Files\Logs</text:span><text:span text:style-name="T20">\20200831_110825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9.A2" table:number-rows-spanned="2" table:number-columns-spanned="2" office:value-type="string">
            <text:p text:style-name="Standard"/>
          </table:table-cell>
          <table:covered-table-cell/>
          <table:table-cell table:style-name="表19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9.A2" office:value-type="string">
            <text:p text:style-name="P4">dir</text:p>
          </table:table-cell>
          <table:table-cell table:style-name="表19.B2" office:value-type="string">
            <text:p text:style-name="P6">C:\Users\iwabuchiken\AppData\Roaming\MetaQuotes\Terminal\34B08C83A5AAE27A4079DE708E60511E\MQL4\Files\Logs\20200831_110825[eap-2.id-1].[AUDJPY-5].dir</text:p>
          </table:table-cell>
        </table:table-row>
        <table:table-row>
          <table:covered-table-cell/>
          <table:covered-table-cell/>
          <table:table-cell table:style-name="表19.A2" office:value-type="string">
            <text:p text:style-name="P4">file</text:p>
          </table:table-cell>
          <table:table-cell table:style-name="表19.B2" office:value-type="string">
            <text:p text:style-name="P9">[ea-4_tester-1].(20200507_140530).(combined-data).(20200901_132944_483021).dat</text:p>
          </table:table-cell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/>
          </table:table-cell>
          <table:covered-table-cell/>
        </table:table-row>
      </table:table>
      <text:p text:style-name="P18"/>
      <text:list xml:id="list31637175" text:continue-list="list31652566" text:style-name="L3">
        <text:list-item>
          <text:p text:style-name="P68">sheet ==&gt; gen 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table:number-rows-spanned="6" office:value-type="string">
            <text:p text:style-name="P11"/>
          </table:table-cell>
          <table:table-cell table:style-name="表20.B1" table:number-rows-spanned="6" office:value-type="string">
            <text:p text:style-name="P12">file</text:p>
          </table:table-cell>
          <table:table-cell table:style-name="表20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20.A7" office:value-type="string">
            <text:p text:style-name="P11"/>
          </table:table-cell>
          <table:table-cell table:style-name="表20.A7" table:number-rows-spanned="2" office:value-type="string">
            <text:p text:style-name="P12">sheet</text:p>
          </table:table-cell>
          <table:table-cell table:style-name="表20.C2" office:value-type="string">
            <text:p text:style-name="P12">delete ==&gt; data area </text:p>
          </table:table-cell>
        </table:table-row>
        <table:table-row>
          <table:table-cell table:style-name="表20.A7" office:value-type="string">
            <text:p text:style-name="P11"/>
          </table:table-cell>
          <table:covered-table-cell/>
          <table:table-cell table:style-name="表20.C2" office:value-type="string">
            <text:p text:style-name="P12">C/P ==&gt; data from gen-ed file </text:p>
          </table:table-cell>
        </table:table-row>
      </table:table>
      <text:p text:style-name="P15"/>
      <text:p text:style-name="P1"/>
      <text:list xml:id="list31644428" text:continue-list="list31627968" text:style-name="L9">
        <text:list-item>
          <text:p text:style-name="P27">TASK-1.3 : sheet ==&gt; edit </text:p>
          <text:list>
            <text:list-item>
              <text:p text:style-name="P27"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0"/>
          </table:table-cell>
          <table:table-cell table:style-name="表1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6">hide : cols ==&gt; CV ~ DE </text:p>
          </table:table-cell>
        </table:table-row>
        <table:table-row>
          <table:table-cell table:style-name="表18.A2" office:value-type="string">
            <text:p text:style-name="P17"/>
          </table:table-cell>
          <table:table-cell table:style-name="表18.B2" office:value-type="string">
            <text:p text:style-name="P16">addressing ==&gt; total, gain, loss</text:p>
            <text:p text:style-name="P16">DH4, DH5, DG6, 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6">addressing ==&gt; BB.loc </text:p>
            <text:list xml:id="list4545845297703920167" text:style-name="L11">
              <text:list-item>
                <text:p text:style-name="P40">“current”, “prev” ==&gt; C/P</text:p>
              </text:list-item>
              <text:list-item>
                <text:p text:style-name="P40">“数式” ==&gt; M – t &gt; q &gt; M – f &gt; Ret</text:p>
              </text:list-item>
              <text:list-item>
                <text:p text:style-name="P40">replace</text:p>
                <text:list>
                  <text:list-item>
                    <text:p text:style-name="P40"><text:span text:style-name="T12">#_ </text:span>DH11 → DH8</text:p>
                  </text:list-item>
                  <text:list-item>
                    <text:p text:style-name="P40"><text:soft-page-break/><text:span text:style-name="T12">#_ </text:span>DH12 → DH9</text:p>
                  </text:list-item>
                  <text:list-item>
                    <text:p text:style-name="P40">DG13 → DG10</text:p>
                  </text:list-item>
                </text:list>
              </text:list-item>
              <text:list-item>
                <text:p text:style-name="P40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4"/>
          </table:table-cell>
        </table:table-row>
      </table:table>
      <text:list xml:id="list31650800" text:continue-list="list31644428" text:style-name="L9">
        <text:list-item>
          <text:list>
            <text:list-item>
              <text:p text:style-name="P39">result</text:p>
            </text:list-item>
            <text:list-item>
              <text:p text:style-name="P39"><draw:frame draw:style-name="fr4" draw:name="オブジェクト4" text:anchor-type="paragraph" svg:x="1.859cm" svg:y="0.494cm" svg:width="9.283cm" svg:height="5.177cm" draw:z-index="3"><draw:object xlink:href="./Object 4" xlink:type="simple" xlink:show="embed" xlink:actuate="onLoad"/><draw:image xlink:href="./ObjectReplacements/Object 4" xlink:type="simple" xlink:show="embed" xlink:actuate="onLoad"/></draw:frame>OBS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0"/>
          </table:table-cell>
          <table:table-cell table:style-name="表21.B1" office:value-type="string">
            <text:p text:style-name="P16">8/25,26,27, 8/31 ==&gt; ZZ.4 → all plus</text:p>
          </table:table-cell>
        </table:table-row>
        <table:table-row>
          <table:table-cell table:style-name="表21.A2" office:value-type="string">
            <text:p text:style-name="P10"/>
          </table:table-cell>
          <table:table-cell table:style-name="表21.B2" office:value-type="string">
            <text:p text:style-name="P16"/>
          </table:table-cell>
        </table:table-row>
      </table:table>
      <text:list xml:id="list31657038" text:continue-numbering="true" text:style-name="L9">
        <text:list-item>
          <text:list>
            <text:list-item>
              <text:p text:style-name="P39">THOUGHTS 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0"/>
          </table:table-cell>
          <table:table-cell table:style-name="表22.B1" office:value-type="string">
            <text:p text:style-name="P16"/>
          </table:table-cell>
        </table:table-row>
      </table:table>
      <text:list xml:id="list31642648" text:continue-numbering="true" text:style-name="L9">
        <text:list-item>
          <text:list>
            <text:list-item>
              <text:p text:style-name="P39"/>
            </text:list-item>
            <text:list-item>
              <text:p text:style-name="P39"/>
            </text:list-item>
          </text:list>
        </text:list-item>
      </text:list>
      <text:p text:style-name="P1"/>
      <text:p text:style-name="P14"/>
      <text:p text:style-name="P15"><text:span text:style-name="T19">6.2.4_7.1</text:span>---------------------------------------------------------------------------</text:p>
      <text:p text:style-name="P20">[8] res free# JVEMV6 44#6.2_X / 44. currency / 6. obs / 2. demo result data / 20200903_111321</text:p>
      <text:p text:style-name="P1"/>
      <text:p text:style-name="P17">#_ </text:p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row>
          <table:table-cell table:style-name="表23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3.A2" office:value-type="string">
            <text:p text:style-name="P4"/>
          </table:table-cell>
          <table:table-cell table:style-name="表2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3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3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3.A2" table:number-rows-spanned="4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8_083759[eap-2.id-1].[AUDJPY-5].dir</text:span>&amp;param_Fname_File_Tickets_Data=<text:span text:style-name="T2">[ea-4_tester-1].(20200828_083759).</text:span><text:soft-page-break/><text:span text:style-name="T2">(tickets-data).log</text:span>&amp;param_Fname_File_Statement=<text:span text:style-name="T15">DetailedStatement.[a-j,M5].[id=20117143].[20200830_103617].htm</text:span><text:span text:style-name="T13">&amp;param_Dpath_File_Statement=C:\Users\iwabuchiken\AppData\Roaming\MetaQuotes\Terminal\34B08C83A5AAE27A4079DE708E60511E\MQL4\Files\Logs</text:span><text:span text:style-name="T20">\20200828_083759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3.A2" table:number-rows-spanned="2" table:number-columns-spanned="2" office:value-type="string">
            <text:p text:style-name="Standard"/>
          </table:table-cell>
          <table:covered-table-cell/>
          <table:table-cell table:style-name="表2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17">#_ </text:p>
          </table:table-cell>
          <table:covered-table-cell/>
          <table:table-cell table:style-name="表2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3.A2" office:value-type="string">
            <text:p text:style-name="P4">dir</text:p>
          </table:table-cell>
          <table:table-cell table:style-name="表23.B2" office:value-type="string">
            <text:p text:style-name="P6">C:\Users\iwabuchiken\AppData\Roaming\MetaQuotes\Terminal\34B08C83A5AAE27A4079DE708E60511E\MQL4\Files\Logs\</text:p>
          </table:table-cell>
        </table:table-row>
        <table:table-row>
          <table:covered-table-cell/>
          <table:covered-table-cell/>
          <table:table-cell table:style-name="表23.A2" office:value-type="string">
            <text:p text:style-name="P4">file</text:p>
          </table:table-cell>
          <table:table-cell table:style-name="表23.B2" office:value-type="string">
            <text:p text:style-name="P9">20200828_083759[eap-2.id-1].[AUDJPY-5].dir\[ea-4_tester-1].(20200507_140530).(combined-data).(20200903_112215_580634).dat</text:p>
          </table:table-cell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70"/>
          </table:table-cell>
          <table:covered-table-cell/>
        </table:table-row>
      </table:table>
      <text:p text:style-name="P18"/>
      <text:list xml:id="list31644753" text:continue-list="list31637175" text:style-name="L3">
        <text:list-item>
          <text:p text:style-name="P68">sheet ==&gt; gen 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rows-spanned="6" office:value-type="string">
            <text:p text:style-name="P11"/>
          </table:table-cell>
          <table:table-cell table:style-name="表24.B1" table:number-rows-spanned="6" office:value-type="string">
            <text:p text:style-name="P12">file</text:p>
          </table:table-cell>
          <table:table-cell table:style-name="表2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DUP sheet ==&gt; “<text:span text:style-name="T16">5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move to ==&gt; any suitable location</text:p>
          </table:table-cell>
        </table:table-row>
        <table:table-row>
          <table:table-cell table:style-name="表24.A7" office:value-type="string">
            <text:p text:style-name="P11"/>
          </table:table-cell>
          <table:table-cell table:style-name="表24.A7" table:number-rows-spanned="2" office:value-type="string">
            <text:p text:style-name="P12">sheet</text:p>
          </table:table-cell>
          <table:table-cell table:style-name="表24.C2" office:value-type="string">
            <text:p text:style-name="P12">delete ==&gt; data area </text:p>
          </table:table-cell>
        </table:table-row>
        <table:table-row>
          <table:table-cell table:style-name="表24.A7" office:value-type="string">
            <text:p text:style-name="P11"/>
          </table:table-cell>
          <table:covered-table-cell/>
          <table:table-cell table:style-name="表24.C2" office:value-type="string">
            <text:p text:style-name="P12">C/P ==&gt; data from gen-ed file </text:p>
          </table:table-cell>
        </table:table-row>
      </table:table>
      <text:p text:style-name="P15"/>
      <text:p text:style-name="P1"/>
      <text:list xml:id="list6324189794370597947" text:style-name="L12">
        <text:list-item>
          <text:p text:style-name="P28">TASK-1.3 : sheet ==&gt; edit </text:p>
          <text:list>
            <text:list-item>
              <text:p text:style-name="P28">edit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10"/>
          </table:table-cell>
          <table:table-cell table:style-name="表25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6">hide : cols ==&gt; CV ~ DE </text:p>
          </table:table-cell>
        </table:table-row>
        <table:table-row>
          <table:table-cell table:style-name="表25.A2" office:value-type="string">
            <text:p text:style-name="P17"/>
          </table:table-cell>
          <table:table-cell table:style-name="表25.B2" office:value-type="string">
            <text:p text:style-name="P16">addressing ==&gt; total, gain, loss </text:p>
            <text:list xml:id="list3308139536099800683" text:style-name="L13">
              <text:list-item>
                <text:p text:style-name="P57"><text:span text:style-name="T9">#_ </text:span><text:span text:style-name="T5">DH4</text:span></text:p>
              </text:list-item>
              <text:list-item>
                <text:p text:style-name="P57"><text:span text:style-name="T9">#_ </text:span><text:span text:style-name="T5">DH5</text:span></text:p>
              </text:list-item>
              <text:list-item>
                <text:p text:style-name="P41">DG6 ==&gt; DH5 + 1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6">addressing ==&gt; BB.loc </text:p>
            <text:list xml:id="list7743671131083614160" text:style-name="L14">
              <text:list-item>
                <text:p text:style-name="P42"><text:span text:style-name="T12">#_ </text:span>“current”, “prev” ==&gt; C/P</text:p>
              </text:list-item>
              <text:list-item>
                <text:p text:style-name="P42"><text:span text:style-name="T12">#_ </text:span>“数式” ==&gt; M – t &gt; q &gt; M – f &gt; Ret</text:p>
              </text:list-item>
              <text:list-item>
                <text:p text:style-name="P42">replace</text:p>
                <text:list>
                  <text:list-item>
                    <text:p text:style-name="P42">DH11 → DH8</text:p>
                  </text:list-item>
                  <text:list-item>
                    <text:p text:style-name="P42">DH12 → DH9</text:p>
                  </text:list-item>
                  <text:list-item>
                    <text:p text:style-name="P42">DG13 → DG10</text:p>
                  </text:list-item>
                </text:list>
              </text:list-item>
              <text:list-item>
                <text:p text:style-name="P42">“数式” ==&gt; M – t &gt; q &gt; M – f &gt; Ret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4"/>
          </table:table-cell>
        </table:table-row>
      </table:table>
      <text:list xml:id="list31633002" text:continue-list="list6324189794370597947" text:style-name="L12">
        <text:list-item>
          <text:list>
            <text:list-item>
              <text:p text:style-name="P43">result</text:p>
              <text:p text:style-name="P43"><draw:frame draw:style-name="fr4" draw:name="オブジェクト5" text:anchor-type="paragraph" svg:x="2.071cm" svg:y="0cm" svg:width="8.86cm" svg:height="5.68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      </text:list-item>
            <text:list-item>
              <text:p text:style-name="P43">OBS</text:p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0"/>
          </table:table-cell>
          <table:table-cell table:style-name="表26.B1" office:value-type="string">
            <text:p text:style-name="P16">BB.5 ==&gt; loss</text:p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6">mark:20200903_114413</text:p>
            <text:list xml:id="list1424733891469544918" text:style-name="L15">
              <text:list-item>
                <text:p text:style-name="P44">sort : CU – CT – CS</text:p>
              </text:list-item>
              <text:list-item>
                <text:p text:style-name="P44">5-3-3 ~~ 5-5-5 : mark:20200903_114818</text:p>
                <text:list>
                  <text:list-item>
                    <text:p text:style-name="P44">minus=<text:tab/>26<text:tab/>81.3%</text:p>
                  </text:list-item>
                  <text:list-item>
                    <text:p text:style-name="P44">plus=<text:tab/>6<text:tab/>18.8%</text:p>
                  </text:list-item>
                  <text:list-item>
                    <text:p text:style-name="P44">total=<text:tab/>32<text:tab/></text:p>
                  </text:list-item>
                </text:list>
              </text:list-item>
              <text:list-item>
                <text:p text:style-name="P44">of (5-5-5) and plus ==&gt; see the actual graph</text:p>
                <text:list>
                  <text:list-item>
                    <text:p text:style-name="P44">mark:20200903_115243</text:p>
                    <text:list>
                      <text:list-item>
                        <text:p text:style-name="P44">2020.08.28 13:50:01 / 1,210</text:p>
                      </text:list-item>
                      <text:list-item>
                        <text:p text:style-name="P44"><draw:frame draw:style-name="fr1" draw:name="グラフィックス1" text:anchor-type="paragraph" svg:x="6.316cm" svg:y="0.312cm" svg:width="5.041cm" svg:height="7.957cm" draw:z-index="6"><draw:image xlink:href="Pictures/1000000000000124000001CDF51E88F0.png" xlink:type="simple" xlink:show="embed" xlink:actuate="onLoad"/></draw:frame><text:soft-page-break/> mark:20200903_115832</text:p>
                        <text:list>
                          <text:list-item>
                            <text:p text:style-name="P44"><draw:frame draw:style-name="fr2" draw:name="グラフィックス2" text:anchor-type="paragraph" svg:width="4.607cm" svg:height="8.151cm" draw:z-index="5"><draw:image xlink:href="Pictures/10000000000000F3000001AE8A60CAD6.png" xlink:type="simple" xlink:show="embed" xlink:actuate="onLoad"/></draw:frame>2020.08.28 13:40:01 / -550</text:p>
                          </text:list-item>
                        </text:list>
                      </text:list-item>
                      <text:list-item>
                        <text:p text:style-name="P44">mark:20200903_120713</text:p>
                        <text:list>
                          <text:list-item>
                            <text:p text:style-name="P44"><draw:frame draw:style-name="fr2" draw:name="グラフィックス3" text:anchor-type="paragraph" svg:width="5.154cm" svg:height="7.542cm" draw:z-index="7"><draw:image xlink:href="Pictures/1000000000000130000001BD4B02710A.png" xlink:type="simple" xlink:show="embed" xlink:actuate="onLoad"/></draw:frame><text:soft-page-break/>2020.08.28 13:35:03 / -57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6">10 minutes difference ==&gt; -550 and +1,210</text:p>
          </table:table-cell>
        </table:table-row>
      </table:table>
      <text:list xml:id="list31628220" text:continue-list="list31633002" text:style-name="L12">
        <text:list-item>
          <text:list>
            <text:list-item>
              <text:p text:style-name="P43">THOUGHTS 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0"/>
          </table:table-cell>
          <table:table-cell table:style-name="表27.B1" office:value-type="string">
            <text:p text:style-name="P16"/>
          </table:table-cell>
        </table:table-row>
      </table:table>
      <text:list xml:id="list31653394" text:continue-numbering="true" text:style-name="L12">
        <text:list-item>
          <text:list>
            <text:list-item>
              <text:p text:style-name="P43"/>
            </text:list-item>
          </text:list>
        </text:list-item>
      </text:list>
      <text:p text:style-name="P1"/>
      <text:p text:style-name="P14"/>
      <text:p text:style-name="P15"><text:span text:style-name="T19">6.2.4_8</text:span>---------------------------------------------------------------------------</text:p>
      <text:p text:style-name="P20">[9] res free# JVEMV6 44#6.2_X / 44. currency / 6. obs / 2. demo result data / 20200904_105836</text:p>
      <text:p text:style-name="P1"/>
      <text:p text:style-name="P17">#_ </text:p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row>
          <table:table-cell table:style-name="表28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28.A2" office:value-type="string">
            <text:p text:style-name="P4"/>
          </table:table-cell>
          <table:table-cell table:style-name="表2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8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8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8.A2" table:number-rows-spanned="4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8.A2" table:number-rows-spanned="3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20104[eap-2.id-1].[AUDJPY-5].dir</text:span>&amp;param_Fname_File_Tickets_Data=<text:span text:style-name="T2">[ea-6_tester-1].(20200831_120104).(tickets-data).log</text:span>&amp;param_Fname_File_Statement=<text:span text:style-name="T15">DetailedStatement.[a-j,M5].[id=20116358].[20200901_214003].htm</text:span><text:span text:style-name="T13">&amp;param_Dpath_File_Statement=C:\Users\iwabuchiken\AppData\Roaming\MetaQuotes\Terminal\34B08C83A5AAE27A4079DE708E60511E\MQL4\Files\Logs</text:span><text:span text:style-name="T20">\20200831_120104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Standard"/>
          </table:table-cell>
          <table:covered-table-cell/>
          <table:table-cell table:style-name="表2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P17"/>
          </table:table-cell>
          <table:covered-table-cell/>
          <table:table-cell table:style-name="表2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8.A2" office:value-type="string">
            <text:p text:style-name="P4">dir</text:p>
          </table:table-cell>
          <table:table-cell table:style-name="表28.B2" office:value-type="string">
            <text:p text:style-name="P6">"C:\Users\iwabuchiken\AppData\Roaming\MetaQuotes\Terminal\34B08C83A5AAE27A4079DE708E60511E\MQL4\Files\Logs\20200831_120104[eap-2.id-1].[AUDJPY-5].dir\[ea-4_tester-1].(20200507_140530).(combined-data).(20200904_110317_448769).dat"</text:p>
          </table:table-cell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70"/>
          </table:table-cell>
          <table:covered-table-cell/>
        </table:table-row>
      </table:table>
      <text:p text:style-name="P18"/>
      <text:list xml:id="list31627654" text:continue-list="list31644753" text:style-name="L3">
        <text:list-item>
          <text:p text:style-name="P68">sheet ==&gt; gen </text:p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table:number-rows-spanned="6" office:value-type="string">
            <text:p text:style-name="P11"/>
          </table:table-cell>
          <table:table-cell table:style-name="表29.B1" table:number-rows-spanned="6" office:value-type="string">
            <text:p text:style-name="P12">file</text:p>
          </table:table-cell>
          <table:table-cell table:style-name="表2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DUP sheet ==&gt; “<text:span text:style-name="T16">6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rename ===&gt; “<text:span text:style-name="T16">7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move to ==&gt; any suitable location</text:p>
          </table:table-cell>
        </table:table-row>
        <table:table-row>
          <table:table-cell table:style-name="表29.A7" office:value-type="string">
            <text:p text:style-name="P11"/>
          </table:table-cell>
          <table:table-cell table:style-name="表29.A7" table:number-rows-spanned="2" office:value-type="string">
            <text:p text:style-name="P12">sheet</text:p>
          </table:table-cell>
          <table:table-cell table:style-name="表29.C2" office:value-type="string">
            <text:p text:style-name="P12">delete ==&gt; data area </text:p>
          </table:table-cell>
        </table:table-row>
        <table:table-row>
          <table:table-cell table:style-name="表29.A7" office:value-type="string">
            <text:p text:style-name="P11"/>
          </table:table-cell>
          <table:covered-table-cell/>
          <table:table-cell table:style-name="表29.C2" office:value-type="string">
            <text:p text:style-name="P12">C/P ==&gt; data from gen-ed file </text:p>
          </table:table-cell>
        </table:table-row>
      </table:table>
      <text:p text:style-name="P15"/>
      <text:p text:style-name="P1"/>
      <text:list xml:id="list3337634866807676532" text:style-name="L16">
        <text:list-item>
          <text:p text:style-name="P29"><text:soft-page-break/>TASK-1.3 : sheet ==&gt; edit </text:p>
          <text:list>
            <text:list-item>
              <text:p text:style-name="P29">edit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0"/>
          </table:table-cell>
          <table:table-cell table:style-name="表3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6">hide : cols ==&gt; CV ~ DE </text:p>
          </table:table-cell>
        </table:table-row>
        <table:table-row>
          <table:table-cell table:style-name="表30.A2" office:value-type="string">
            <text:p text:style-name="P17"/>
          </table:table-cell>
          <table:table-cell table:style-name="表30.B2" office:value-type="string">
            <text:p text:style-name="P16">addressing ==&gt; total, gain, loss </text:p>
            <text:list xml:id="list5070384473343244844" text:style-name="L17">
              <text:list-item>
                <text:p text:style-name="P58"><text:span text:style-name="T5">DH4</text:span></text:p>
              </text:list-item>
              <text:list-item>
                <text:p text:style-name="P58"><text:span text:style-name="T5">DH5</text:span></text:p>
              </text:list-item>
              <text:list-item>
                <text:p text:style-name="P45">DG6 ==&gt; DH5 + 1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6">addressing ==&gt; BB.loc </text:p>
            <text:list xml:id="list3314364196694034146" text:style-name="L18">
              <text:list-item>
                <text:p text:style-name="P46">“current”, “prev” ==&gt; C/P</text:p>
              </text:list-item>
              <text:list-item>
                <text:p text:style-name="P46">“数式” ==&gt; M – t &gt; q &gt; M – f &gt; Ret</text:p>
              </text:list-item>
              <text:list-item>
                <text:p text:style-name="P46">replace</text:p>
                <text:list>
                  <text:list-item>
                    <text:p text:style-name="P46"><text:span text:style-name="T12">#_ </text:span>DH11 → DH8 </text:p>
                  </text:list-item>
                  <text:list-item>
                    <text:p text:style-name="P46"><text:span text:style-name="T12">#_ </text:span>DH12 → DH9</text:p>
                  </text:list-item>
                  <text:list-item>
                    <text:p text:style-name="P46">DG13 → DG10</text:p>
                  </text:list-item>
                </text:list>
              </text:list-item>
              <text:list-item>
                <text:p text:style-name="P46">“数式” ==&gt; M – t &gt; q &gt; M – f &gt; Ret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4"/>
          </table:table-cell>
        </table:table-row>
      </table:table>
      <text:list xml:id="list31652932" text:continue-list="list3337634866807676532" text:style-name="L16">
        <text:list-item>
          <text:list>
            <text:list-item>
              <text:p text:style-name="P47">result </text:p>
            </text:list-item>
            <text:list-item>
              <text:p text:style-name="P47"><draw:frame draw:style-name="fr5" draw:name="オブジェクト6" text:anchor-type="paragraph" svg:width="9.601cm" svg:height="6.16cm" draw:z-index="8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47"><text:soft-page-break/>OBS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0"/>
          </table:table-cell>
          <table:table-cell table:style-name="表31.B1" office:value-type="string">
            <text:p text:style-name="P16">2020.08.31 08:25:02 ==&gt; BB-loc.-7<text:tab/>BB-loc.-6<text:tab/>BB-loc.-5<text:tab/>BB-loc.-4<text:tab/>BB-loc.-3<text:tab/>BB-loc.-2<text:tab/>BB-loc.-1</text:p>
            <text:p text:style-name="P16">5<text:tab/>5<text:tab/>6<text:tab/>6<text:tab/>6<text:tab/>6<text:tab/>6</text:p>
            <text:list xml:id="list2962180937088905072" text:style-name="L19">
              <text:list-item>
                <text:p text:style-name="P48">「BB.6 が何本続いたか」に加えて　=&gt;　その連続の、下がり幅も、要因の一つ（か？）</text:p>
              </text:list-item>
            </text:list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6"/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6"/>
          </table:table-cell>
        </table:table-row>
      </table:table>
      <text:list xml:id="list31653768" text:continue-list="list31652932" text:style-name="L16">
        <text:list-item>
          <text:list>
            <text:list-item>
              <text:p text:style-name="P47">THOUGHTS 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0"/>
          </table:table-cell>
          <table:table-cell table:style-name="表32.B1" office:value-type="string">
            <text:p text:style-name="P16"/>
          </table:table-cell>
        </table:table-row>
      </table:table>
      <text:list xml:id="list31642437" text:continue-numbering="true" text:style-name="L16">
        <text:list-item>
          <text:list>
            <text:list-item>
              <text:p text:style-name="P47"/>
            </text:list-item>
            <text:list-item>
              <text:p text:style-name="P47"/>
            </text:list-item>
          </text:list>
        </text:list-item>
      </text:list>
      <text:p text:style-name="P1"/>
      <text:p text:style-name="P16"><text:span text:style-name="T17"/></text:p>
      <text:p text:style-name="P17">#_ <text:span text:style-name="T21"><text:s text:c="2"/>20200901_093932[eap-2.id-1].[AUDJPY-5].dir</text:span></text:p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row>
          <table:table-cell table:style-name="表33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33.A2" office:value-type="string">
            <text:p text:style-name="P4"/>
          </table:table-cell>
          <table:table-cell table:style-name="表3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3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take out from : note-pc </text:p>
          </table:table-cell>
          <table:covered-table-cell/>
        </table:table-row>
        <text:soft-page-break/>
        <table:table-row>
          <table:table-cell table:style-name="表33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3.A2" table:number-rows-spanned="4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3.A2" table:number-rows-spanned="3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1_093932[eap-2.id-1].[AUDJPY-5].dir</text:span>&amp;param_Fname_File_Tickets_Data=<text:span text:style-name="T2">[ea-6_tester-1].(20200901_093932).(tickets-data).log</text:span>&amp;param_Fname_File_Statement=<text:span text:style-name="T15">DetailedStatement.[a-j,M5].[id=20116358].[20200904_112404].htm</text:span><text:span text:style-name="T13">&amp;param_Dpath_File_Statement=C:\Users\iwabuchiken\AppData\Roaming\MetaQuotes\Terminal\34B08C83A5AAE27A4079DE708E60511E\MQL4\Files\Logs</text:span><text:span text:style-name="T20">\20200901_093932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3.A2" table:number-rows-spanned="2" table:number-columns-spanned="2" office:value-type="string">
            <text:p text:style-name="Standard"/>
          </table:table-cell>
          <table:covered-table-cell/>
          <table:table-cell table:style-name="表3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ext:soft-page-break/>
        <table:table-row>
          <table:table-cell table:style-name="表33.A2" table:number-rows-spanned="2" table:number-columns-spanned="2" office:value-type="string">
            <text:p text:style-name="P17"/>
          </table:table-cell>
          <table:covered-table-cell/>
          <table:table-cell table:style-name="表3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3.A2" office:value-type="string">
            <text:p text:style-name="P4">dir</text:p>
          </table:table-cell>
          <table:table-cell table:style-name="表33.B2" office:value-type="string">
            <text:p text:style-name="P6">"C:\Users\iwabuchiken\AppData\Roaming\MetaQuotes\Terminal\34B08C83A5AAE27A4079DE708E60511E\MQL4\Files\Logs\20200901_093932[eap-2.id-1].[AUDJPY-5].dir\[ea-4_tester-1].(20200507_140530).(combined-data).(20200904_112547_541523).dat"</text:p>
          </table:table-cell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70"/>
          </table:table-cell>
          <table:covered-table-cell/>
        </table:table-row>
      </table:table>
      <text:p text:style-name="P18"/>
      <text:list xml:id="list31645601" text:continue-list="list31627654" text:style-name="L3">
        <text:list-item>
          <text:p text:style-name="P68">sheet ==&gt; gen </text:p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table:number-rows-spanned="6" office:value-type="string">
            <text:p text:style-name="P11"/>
          </table:table-cell>
          <table:table-cell table:style-name="表34.B1" table:number-rows-spanned="6" office:value-type="string">
            <text:p text:style-name="P12">file</text:p>
          </table:table-cell>
          <table:table-cell table:style-name="表3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move to ==&gt; any suitable location</text:p>
          </table:table-cell>
        </table:table-row>
        <table:table-row>
          <table:table-cell table:style-name="表34.A7" office:value-type="string">
            <text:p text:style-name="P11"/>
          </table:table-cell>
          <table:table-cell table:style-name="表34.A7" table:number-rows-spanned="2" office:value-type="string">
            <text:p text:style-name="P12">sheet</text:p>
          </table:table-cell>
          <table:table-cell table:style-name="表34.C2" office:value-type="string">
            <text:p text:style-name="P12">delete ==&gt; data area </text:p>
          </table:table-cell>
        </table:table-row>
        <table:table-row>
          <table:table-cell table:style-name="表34.A7" office:value-type="string">
            <text:p text:style-name="P11"/>
          </table:table-cell>
          <table:covered-table-cell/>
          <table:table-cell table:style-name="表34.C2" office:value-type="string">
            <text:p text:style-name="P12">C/P ==&gt; data from gen-ed file </text:p>
          </table:table-cell>
        </table:table-row>
      </table:table>
      <text:p text:style-name="P15"/>
      <text:p text:style-name="P1"/>
      <text:list xml:id="list8597383186413133509" text:style-name="L20">
        <text:list-item>
          <text:p text:style-name="P30">TASK-1.3 : sheet ==&gt; edit </text:p>
          <text:list>
            <text:list-item>
              <text:p text:style-name="P30">edit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0"/>
          </table:table-cell>
          <table:table-cell table:style-name="表35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6"><text:span text:style-name="T12">#_ </text:span>hide : cols ==&gt; CV ~ DE </text:p>
          </table:table-cell>
        </table:table-row>
        <text:soft-page-break/>
        <table:table-row>
          <table:table-cell table:style-name="表35.A2" office:value-type="string">
            <text:p text:style-name="P17"/>
          </table:table-cell>
          <table:table-cell table:style-name="表35.B2" office:value-type="string">
            <text:p text:style-name="P16">addressing ==&gt; total, gain, loss </text:p>
            <text:list xml:id="list684267031598569857" text:style-name="L21">
              <text:list-item>
                <text:p text:style-name="P59"><text:span text:style-name="T5">DH4</text:span></text:p>
              </text:list-item>
              <text:list-item>
                <text:p text:style-name="P59"><text:span text:style-name="T5">DH5</text:span></text:p>
              </text:list-item>
              <text:list-item>
                <text:p text:style-name="P49">DG6 ==&gt; DH5 + 1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6">addressing ==&gt; BB.loc </text:p>
            <text:list xml:id="list5484034317209321241" text:style-name="L22">
              <text:list-item>
                <text:p text:style-name="P50">“current”, “prev” ==&gt; C/P</text:p>
              </text:list-item>
              <text:list-item>
                <text:p text:style-name="P50">“数式” ==&gt; M – t &gt; q &gt; M – f &gt; Ret</text:p>
              </text:list-item>
              <text:list-item>
                <text:p text:style-name="P50">replace</text:p>
                <text:list>
                  <text:list-item>
                    <text:p text:style-name="P50">DH11 → DH8 </text:p>
                  </text:list-item>
                  <text:list-item>
                    <text:p text:style-name="P50">DH12 → DH9</text:p>
                  </text:list-item>
                  <text:list-item>
                    <text:p text:style-name="P50">DG13 → DG10</text:p>
                  </text:list-item>
                </text:list>
              </text:list-item>
              <text:list-item>
                <text:p text:style-name="P50">“数式” ==&gt; M – t &gt; q &gt; M – f &gt; Ret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4"/>
          </table:table-cell>
        </table:table-row>
      </table:table>
      <text:list xml:id="list31654738" text:continue-list="list8597383186413133509" text:style-name="L20">
        <text:list-item>
          <text:list>
            <text:list-item>
              <text:p text:style-name="P51">result </text:p>
            </text:list-item>
            <text:list-item>
              <text:p text:style-name="P51"><draw:frame draw:style-name="fr4" draw:name="オブジェクト7" text:anchor-type="paragraph" svg:x="4.189cm" svg:y="0.34cm" svg:width="8.622cm" svg:height="5.533cm" draw:z-index="9"><draw:object xlink:href="./Object 7" xlink:type="simple" xlink:show="embed" xlink:actuate="onLoad"/><draw:image xlink:href="./ObjectReplacements/Object 7" xlink:type="simple" xlink:show="embed" xlink:actuate="onLoad"/></draw:frame>OBS 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0"/>
          </table:table-cell>
          <table:table-cell table:style-name="表36.B1" office:value-type="string">
            <text:p text:style-name="P16">BB.1　=&gt;　かろうじて、プラ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6">BB.2 ~ BB.6 　=&gt;　すべて、マイナ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6"/>
          </table:table-cell>
        </table:table-row>
      </table:table>
      <text:list xml:id="list31645631" text:continue-numbering="true" text:style-name="L20">
        <text:list-item>
          <text:list>
            <text:list-item>
              <text:p text:style-name="P51">THOUGHTS 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0"/>
          </table:table-cell>
          <table:table-cell table:style-name="表37.B1" office:value-type="string">
            <text:p text:style-name="P16"/>
          </table:table-cell>
        </table:table-row>
      </table:table>
      <text:p text:style-name="P61"><text:soft-page-break/></text:p>
      <text:p text:style-name="P16"><text:span text:style-name="T17">@@@</text:span></text:p>
      <text:p text:style-name="P61"/>
      <text:p text:style-name="P61"/>
      <text:p text:style-name="P1">============================== TEMPLATE / 20200904_113804</text:p>
      <text:p text:style-name="P17">#_ <text:span text:style-name="T21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<text:soft-page-break/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1_093932[eap-2.id-1].[AUDJPY-5].dir</text:span>&amp;param_Fname_File_Tickets_Data=<text:span text:style-name="T2">[ea-6_tester-1].(20200901_093932).(tickets-data).log</text:span>&amp;param_Fname_File_Statement=<text:span text:style-name="T15">DetailedStatement.[a-j,M5].[id=20116358].[20200904_112404].htm</text:span><text:span text:style-name="T13">&amp;param_Dpath_File_Statement=C:\Users\iwabuchiken\AppData\Roaming\MetaQuotes\Terminal\34B08C83A5AAE27A4079DE708E60511E\MQL4\Files\Logs</text:span><text:span text:style-name="T20">\20200901_093932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7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6">"C:\Users\iwabuchiken\AppData\Roaming\MetaQuotes\Terminal\34B08C83A5AAE27A4079DE708E60511E\MQL4\Files\Logs\20200901_093932[eap-2.id-1].[AUDJPY-5].dir\[ea-4_tester-1].(20200507_140530).(combined-data).(20200904_112547_541523).dat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70"/>
          </table:table-cell>
          <table:covered-table-cell/>
        </table:table-row>
      </table:table>
      <text:p text:style-name="P18"/>
      <text:list xml:id="list31641343" text:continue-list="list31645601" text:style-name="L3">
        <text:list-item>
          <text:p text:style-name="P68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11"/>
          </table:table-cell>
          <table:table-cell table:style-name="表39.B1" table:number-rows-spanned="6" office:value-type="string">
            <text:p text:style-name="P12">file</text:p>
          </table:table-cell>
          <table:table-cell table:style-name="表3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move to ==&gt; any suitable location</text:p>
          </table:table-cell>
        </table:table-row>
        <table:table-row>
          <table:table-cell table:style-name="表39.A7" office:value-type="string">
            <text:p text:style-name="P11"/>
          </table:table-cell>
          <table:table-cell table:style-name="表39.A7" table:number-rows-spanned="2" office:value-type="string">
            <text:p text:style-name="P12">sheet</text:p>
          </table:table-cell>
          <table:table-cell table:style-name="表39.C2" office:value-type="string">
            <text:p text:style-name="P12">delete ==&gt; data area </text:p>
          </table:table-cell>
        </table:table-row>
        <table:table-row>
          <table:table-cell table:style-name="表39.A7" office:value-type="string">
            <text:p text:style-name="P11"/>
          </table:table-cell>
          <table:covered-table-cell/>
          <table:table-cell table:style-name="表39.C2" office:value-type="string">
            <text:p text:style-name="P12">C/P ==&gt; data from gen-ed file </text:p>
          </table:table-cell>
        </table:table-row>
      </table:table>
      <text:p text:style-name="P61"/>
      <text:list xml:id="list1122185766324574693" text:style-name="L23">
        <text:list-item>
          <text:p text:style-name="P31">TASK-1.3 : sheet ==&gt; edit </text:p>
          <text:list>
            <text:list-item>
              <text:p text:style-name="P31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/>
          </table:table-cell>
          <table:table-cell table:style-name="表4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6">hide : cols ==&gt; CV ~ DE </text:p>
          </table:table-cell>
        </table:table-row>
        <table:table-row>
          <table:table-cell table:style-name="表40.A2" office:value-type="string">
            <text:p text:style-name="P17"/>
          </table:table-cell>
          <table:table-cell table:style-name="表40.B2" office:value-type="string">
            <text:p text:style-name="P16">addressing ==&gt; total, gain, loss </text:p>
            <text:list xml:id="list1982171911825577716" text:style-name="L24">
              <text:list-item>
                <text:p text:style-name="P60"><text:span text:style-name="T5">DH4</text:span></text:p>
              </text:list-item>
              <text:list-item>
                <text:p text:style-name="P60"><text:span text:style-name="T5">DH5</text:span></text:p>
              </text:list-item>
              <text:list-item>
                <text:p text:style-name="P52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6">addressing ==&gt; BB.loc </text:p>
            <text:list xml:id="list2316307384954284758" text:style-name="L25">
              <text:list-item>
                <text:p text:style-name="P53">“current”, “prev” ==&gt; C/P</text:p>
              </text:list-item>
              <text:list-item>
                <text:p text:style-name="P53">“数式” ==&gt; M – t &gt; q &gt; M – f &gt; Ret</text:p>
              </text:list-item>
              <text:list-item>
                <text:p text:style-name="P53">replace</text:p>
                <text:list>
                  <text:list-item>
                    <text:p text:style-name="P53">DH11 → DH8 </text:p>
                  </text:list-item>
                  <text:list-item>
                    <text:p text:style-name="P53"><text:soft-page-break/>DH12 → DH9</text:p>
                  </text:list-item>
                  <text:list-item>
                    <text:p text:style-name="P53">DG13 → DG10</text:p>
                  </text:list-item>
                </text:list>
              </text:list-item>
              <text:list-item>
                <text:p text:style-name="P53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4"/>
          </table:table-cell>
        </table:table-row>
      </table:table>
      <text:list xml:id="list31630066" text:continue-list="list1122185766324574693" text:style-name="L23">
        <text:list-item>
          <text:list>
            <text:list-item>
              <text:p text:style-name="P54">result </text:p>
            </text:list-item>
            <text:list-item>
              <text:p text:style-name="P54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0"/>
          </table:table-cell>
          <table:table-cell table:style-name="表41.B1" office:value-type="string">
            <text:p text:style-name="P16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6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6"/>
          </table:table-cell>
        </table:table-row>
      </table:table>
      <text:list xml:id="list31650958" text:continue-numbering="true" text:style-name="L23">
        <text:list-item>
          <text:list>
            <text:list-item>
              <text:p text:style-name="P54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0"/>
          </table:table-cell>
          <table:table-cell table:style-name="表42.B1" office:value-type="string">
            <text:p text:style-name="P16"/>
          </table:table-cell>
        </table:table-row>
      </table:table>
      <text:list xml:id="list31637522" text:continue-numbering="true" text:style-name="L23">
        <text:list-item>
          <text:list>
            <text:list-item>
              <text:p text:style-name="P54"/>
            </text:list-item>
            <text:list-item>
              <text:p text:style-name="P54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04T11:42:47.40</dc:date>
    <dc:creator>iwabuchi ken</dc:creator>
    <meta:editing-duration>PT8H8M38S</meta:editing-duration>
    <meta:editing-cycles>88</meta:editing-cycles>
    <meta:generator>OpenOffice/4.1.3$Win32 OpenOffice.org_project/413m1$Build-9783</meta:generator>
    <meta:document-statistic meta:table-count="42" meta:image-count="3" meta:object-count="7" meta:page-count="37" meta:paragraph-count="681" meta:word-count="2755" meta:character-count="324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3cm" svg:height="5.176cm" xlink:href="." xlink:type="simple" chart:class="chart:bar" chart:style-name="ch1">
        <chart:legend chart:legend-position="end" svg:x="6.861cm" svg:y="2.276cm" style:legend-expansion="high" chart:style-name="ch2"/>
        <chart:plot-area chart:style-name="ch3" chart:data-source-has-labels="both" svg:x="0.635cm" svg:y="0.547cm" svg:width="5.856cm" svg:height="4.106cm">
          <chartooo:coordinate-region svg:x="1.812cm" svg:y="0.759cm" svg:width="4.679cm" svg:height="3.6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270">
                <text:p>-1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59cm" svg:height="5.688cm" xlink:href="." xlink:type="simple" chart:class="chart:bar" chart:style-name="ch1">
        <chart:legend chart:legend-position="end" svg:x="6.437cm" svg:y="2.532cm" style:legend-expansion="high" chart:style-name="ch2"/>
        <chart:plot-area chart:style-name="ch3" chart:data-source-has-labels="both" svg:x="0.627cm" svg:y="0.587cm" svg:width="5.456cm" svg:height="4.568cm">
          <chartooo:coordinate-region svg:x="1.91cm" svg:y="0.799cm" svg:width="4.173cm" svg:height="4.1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710">
                <text:p>-77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810">
                <text:p>-8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cm" svg:height="6.159cm" xlink:href="." xlink:type="simple" chart:class="chart:bar" chart:style-name="ch1">
        <chart:legend chart:legend-position="end" svg:x="7.178cm" svg:y="2.767cm" style:legend-expansion="high" chart:style-name="ch2"/>
        <chart:plot-area chart:style-name="ch3" chart:data-source-has-labels="both" svg:x="0.642cm" svg:y="0.627cm" svg:width="6.152cm" svg:height="4.989cm">
          <chartooo:coordinate-region svg:x="1.74cm" svg:y="0.839cm" svg:width="5.054cm" svg:height="4.56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8480">
                <text:p>-84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440">
                <text:p>-74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20">
                <text:p>-4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21cm" svg:height="5.533cm" xlink:href="." xlink:type="simple" chart:class="chart:bar" chart:style-name="ch1">
        <chart:legend chart:legend-position="end" svg:x="6.199cm" svg:y="2.454cm" style:legend-expansion="high" chart:style-name="ch2"/>
        <chart:plot-area chart:style-name="ch3" chart:data-source-has-labels="both" svg:x="0.622cm" svg:y="0.575cm" svg:width="5.233cm" svg:height="4.428cm">
          <chartooo:coordinate-region svg:x="1.905cm" svg:y="0.787cm" svg:width="3.95cm" svg:height="4.0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260">
                <text:p>-13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640">
                <text:p>-76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3130">
                <text:p>-3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